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100000DB4AC8C04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24.033cm" draw:z-index="0"><draw:image xlink:href="Pictures/10000000000009B100000DB4AC8C04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9T15:37:32.81</meta:creation-date>
    <meta:document-statistic meta:table-count="0" meta:image-count="1" meta:object-count="0" meta:page-count="1" meta:paragraph-count="0" meta:word-count="0" meta:character-count="0"/>
    <dc:date>2010-09-29T15:40:57.25</dc:date>
    <meta:editing-duration>PT00H03M24S</meta:editing-duration>
    <meta:editing-cycles>1</meta:editing-cycles>
    <meta:generator>OpenOffice.org/3.1$Win32 OpenOffice.org_project/310m11$Build-9399</meta:generator>
  </office:meta>
</office:document-meta>
</file>